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Fonctiond_27_activation" style:display-name="Fonctiond'activation" style:family="table">
      <style:table-properties style:width="6.6931in" table:align="margins"/>
    </style:style>
    <style:style style:name="Fonctiond_27_activation.A" style:display-name="Fonctiond'activation.A" style:family="table-column">
      <style:table-column-properties style:column-width="0.8722in" style:rel-column-width="8540*"/>
    </style:style>
    <style:style style:name="Fonctiond_27_activation.B" style:display-name="Fonctiond'activation.B" style:family="table-column">
      <style:table-column-properties style:column-width="2.6306in" style:rel-column-width="25757*"/>
    </style:style>
    <style:style style:name="Fonctiond_27_activation.C" style:display-name="Fonctiond'activation.C" style:family="table-column">
      <style:table-column-properties style:column-width="3.1903in" style:rel-column-width="31238*"/>
    </style:style>
    <style:style style:name="Fonctiond_27_activation.A1" style:display-name="Fonctiond'activation.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Text_20_body">
      <style:text-properties fo:language="fr" fo:country="FR" officeooo:rsid="00195981" officeooo:paragraph-rsid="00195981"/>
    </style:style>
    <style:style style:name="P3" style:family="paragraph" style:parent-style-name="Title">
      <style:text-properties fo:language="fr" fo:country="FR" officeooo:rsid="00195981" officeooo:paragraph-rsid="00195981"/>
    </style:style>
    <style:style style:name="P4" style:family="paragraph" style:parent-style-name="Text_20_body">
      <style:text-properties fo:language="fr" fo:country="FR" officeooo:rsid="001a4faa" officeooo:paragraph-rsid="001a4faa"/>
    </style:style>
    <style:style style:name="P5" style:family="paragraph" style:parent-style-name="Text_20_body">
      <style:text-properties fo:language="fr" fo:country="FR" officeooo:rsid="001b3667" officeooo:paragraph-rsid="001b3667"/>
    </style:style>
    <style:style style:name="P6" style:family="paragraph" style:parent-style-name="Text_20_body">
      <style:text-properties fo:language="fr" fo:country="FR" officeooo:rsid="001ca1f0" officeooo:paragraph-rsid="001ca1f0"/>
    </style:style>
    <style:style style:name="P7" style:family="paragraph" style:parent-style-name="Text_20_body">
      <style:text-properties fo:language="fr" fo:country="FR" officeooo:rsid="001dd308" officeooo:paragraph-rsid="001dd308"/>
    </style:style>
    <style:style style:name="P8" style:family="paragraph" style:parent-style-name="Text_20_body">
      <style:text-properties fo:language="fr" fo:country="FR" officeooo:rsid="001e2d80" officeooo:paragraph-rsid="001e2d80"/>
    </style:style>
    <style:style style:name="P9" style:family="paragraph" style:parent-style-name="Text_20_body">
      <style:text-properties officeooo:rsid="001e2d80" officeooo:paragraph-rsid="001e2d80"/>
    </style:style>
    <style:style style:name="P10" style:family="paragraph" style:parent-style-name="Text_20_body">
      <style:text-properties officeooo:rsid="002079c0" officeooo:paragraph-rsid="001e2d80"/>
    </style:style>
    <style:style style:name="P11" style:family="paragraph" style:parent-style-name="Text_20_body">
      <style:text-properties officeooo:rsid="002079c0" officeooo:paragraph-rsid="002457a4"/>
    </style:style>
    <style:style style:name="P12" style:family="paragraph" style:parent-style-name="Text_20_body">
      <style:text-properties officeooo:rsid="002079c0" officeooo:paragraph-rsid="002079c0"/>
    </style:style>
    <style:style style:name="P13" style:family="paragraph" style:parent-style-name="Text_20_body">
      <style:text-properties officeooo:rsid="002209d2" officeooo:paragraph-rsid="002209d2"/>
    </style:style>
    <style:style style:name="P14" style:family="paragraph" style:parent-style-name="Text_20_body">
      <style:text-properties officeooo:rsid="001ca1f0" officeooo:paragraph-rsid="001ca1f0"/>
    </style:style>
    <style:style style:name="P15" style:family="paragraph" style:parent-style-name="Text_20_body">
      <style:text-properties officeooo:rsid="0022f600" officeooo:paragraph-rsid="0022f600"/>
    </style:style>
    <style:style style:name="P16"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02904fb"/>
    </style:style>
    <style:style style:name="P17" style:family="paragraph" style:parent-style-name="Heading_20_1">
      <style:text-properties fo:language="fr" fo:country="FR" officeooo:rsid="00195981" officeooo:paragraph-rsid="00195981"/>
    </style:style>
    <style:style style:name="P18" style:family="paragraph" style:parent-style-name="Heading_20_1" style:list-style-name="">
      <style:text-properties officeooo:rsid="001e2d80" officeooo:paragraph-rsid="001e2d80"/>
    </style:style>
    <style:style style:name="P19" style:family="paragraph" style:parent-style-name="Heading_20_1">
      <style:paragraph-properties fo:break-before="page"/>
      <style:text-properties officeooo:rsid="001e2d80" officeooo:paragraph-rsid="001e2d80"/>
    </style:style>
    <style:style style:name="P20" style:family="paragraph" style:parent-style-name="Heading_20_2">
      <style:text-properties fo:language="fr" fo:country="FR" officeooo:rsid="00195981" officeooo:paragraph-rsid="00195981"/>
    </style:style>
    <style:style style:name="P21" style:family="paragraph" style:parent-style-name="Heading_20_2" style:list-style-name="Numbering_20_123"/>
    <style:style style:name="P22" style:family="paragraph" style:parent-style-name="Heading_20_2" style:list-style-name="Numbering_20_123">
      <style:text-properties officeooo:paragraph-rsid="00251c9c"/>
    </style:style>
    <style:style style:name="P23" style:family="paragraph" style:parent-style-name="Heading_20_2" style:list-style-name="Numbering_20_123">
      <style:text-properties officeooo:rsid="001e2d80" officeooo:paragraph-rsid="001e2d80"/>
    </style:style>
    <style:style style:name="P24" style:family="paragraph" style:parent-style-name="Heading_20_2" style:list-style-name="Numbering_20_123">
      <style:text-properties officeooo:rsid="002079c0" officeooo:paragraph-rsid="002079c0"/>
    </style:style>
    <style:style style:name="P25" style:family="paragraph" style:parent-style-name="Heading_20_2" style:list-style-name="Numbering_20_123">
      <style:text-properties officeooo:rsid="002209d2" officeooo:paragraph-rsid="002209d2"/>
    </style:style>
    <style:style style:name="P26" style:family="paragraph" style:parent-style-name="Preformatted_20_Text">
      <style:paragraph-properties fo:margin-left="0in" fo:margin-right="0in" fo:margin-top="0in" fo:margin-bottom="0in" style:contextual-spacing="false" fo:text-indent="0in" style:auto-text-indent="false"/>
    </style:style>
    <style:style style:name="P27" style:family="paragraph" style:parent-style-name="Preformatted_20_Text">
      <style:paragraph-properties fo:margin-left="0in" fo:margin-right="0in" fo:margin-top="0in" fo:margin-bottom="0in" style:contextual-spacing="false" fo:text-indent="0in" style:auto-text-indent="false"/>
      <style:text-properties fo:color="#000000" loext:opacity="100%"/>
    </style:style>
    <style:style style:name="P28" style:family="paragraph" style:parent-style-name="Preformatted_20_Text">
      <style:text-properties fo:color="#000000" loext:opacity="100%" fo:language="fr" fo:country="FR" officeooo:rsid="002ca1f1" officeooo:paragraph-rsid="002ca1f1"/>
    </style:style>
    <style:style style:name="P29" style:family="paragraph" style:parent-style-name="Preformatted_20_Text">
      <style:text-properties fo:color="#000000" loext:opacity="100%" fo:language="fr" fo:country="FR" officeooo:rsid="002c542d" officeooo:paragraph-rsid="002e78c8"/>
    </style:style>
    <style:style style:name="P30" style:family="paragraph" style:parent-style-name="Text_20_body" style:list-style-name="List_20_1">
      <style:text-properties fo:language="fr" fo:country="FR" officeooo:rsid="001a4faa" officeooo:paragraph-rsid="001a4faa"/>
    </style:style>
    <style:style style:name="P31" style:family="paragraph" style:parent-style-name="Text_20_body" style:list-style-name="List_20_1">
      <style:text-properties fo:language="fr" fo:country="FR" officeooo:rsid="001b3667" officeooo:paragraph-rsid="001b3667"/>
    </style:style>
    <style:style style:name="P32" style:family="paragraph" style:parent-style-name="Text_20_body" style:list-style-name="List_20_1"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fo:language="fr" fo:country="FR" officeooo:rsid="001b3667" officeooo:paragraph-rsid="001b3667"/>
    </style:style>
    <style:style style:name="P33" style:family="paragraph" style:parent-style-name="Text_20_body">
      <style:text-properties fo:language="fr" fo:country="FR" officeooo:rsid="001b3667" officeooo:paragraph-rsid="001b3667"/>
    </style:style>
    <style:style style:name="P34" style:family="paragraph" style:parent-style-name="Text_20_body" style:list-style-name="List_20_1">
      <style:text-properties fo:language="fr" fo:country="FR" officeooo:rsid="001dd308" officeooo:paragraph-rsid="001dd308"/>
    </style:style>
    <style:style style:name="P35" style:family="paragraph" style:parent-style-name="Text_20_body" style:list-style-name="List_20_1">
      <style:text-properties fo:language="fr" fo:country="FR" officeooo:rsid="001e2d80" officeooo:paragraph-rsid="001e2d80"/>
    </style:style>
    <style:style style:name="P36" style:family="paragraph" style:parent-style-name="Text_20_body">
      <style:text-properties fo:language="fr" fo:country="FR" officeooo:rsid="002c542d" officeooo:paragraph-rsid="002c542d"/>
    </style:style>
    <style:style style:name="P37" style:family="paragraph" style:parent-style-name="Text_20_body">
      <style:text-properties fo:language="fr" fo:country="FR" officeooo:rsid="002c542d" officeooo:paragraph-rsid="002e78c8"/>
    </style:style>
    <style:style style:name="P38" style:family="paragraph" style:parent-style-name="Text_20_body">
      <style:text-properties fo:language="fr" fo:country="FR" officeooo:rsid="002c542d" officeooo:paragraph-rsid="00306bc1"/>
    </style:style>
    <style:style style:name="P39" style:family="paragraph" style:parent-style-name="Text_20_body">
      <style:paragraph-properties fo:break-before="page"/>
      <style:text-properties fo:language="fr" fo:country="FR" officeooo:rsid="002ca1f1" officeooo:paragraph-rsid="002ca1f1"/>
    </style:style>
    <style:style style:name="P40" style:family="paragraph" style:parent-style-name="Text_20_body">
      <style:text-properties fo:language="fr" fo:country="FR" officeooo:rsid="002ca1f1" officeooo:paragraph-rsid="002ca1f1"/>
    </style:style>
    <style:style style:name="P41" style:family="paragraph" style:parent-style-name="Text_20_body">
      <style:text-properties fo:language="fr" fo:country="FR" officeooo:rsid="002ca1f1" officeooo:paragraph-rsid="002e78c8"/>
    </style:style>
    <style:style style:name="P42" style:family="paragraph" style:parent-style-name="Text_20_body">
      <style:text-properties fo:language="fr" fo:country="FR" officeooo:rsid="00306bc1" officeooo:paragraph-rsid="00306bc1"/>
    </style:style>
    <style:style style:name="P43" style:family="paragraph" style:parent-style-name="Text_20_body">
      <style:text-properties fo:language="fr" fo:country="FR" officeooo:rsid="003272d6" officeooo:paragraph-rsid="003272d6"/>
    </style:style>
    <style:style style:name="P44" style:family="paragraph" style:parent-style-name="Text_20_body">
      <style:text-properties fo:language="fr" fo:country="FR" officeooo:rsid="0032ae71" officeooo:paragraph-rsid="0032ae71"/>
    </style:style>
    <style:style style:name="P45" style:family="paragraph" style:parent-style-name="Text_20_body">
      <style:text-properties fo:language="fr" fo:country="FR" officeooo:rsid="00337f33" officeooo:paragraph-rsid="00337f33"/>
    </style:style>
    <style:style style:name="P46" style:family="paragraph" style:parent-style-name="Text_20_body">
      <style:text-properties fo:language="fr" fo:country="FR" officeooo:rsid="003558f1" officeooo:paragraph-rsid="003558f1"/>
    </style:style>
    <style:style style:name="P47" style:family="paragraph" style:parent-style-name="Text_20_body" style:list-style-name="Numbering_20_123"/>
    <style:style style:name="P48" style:family="paragraph" style:parent-style-name="Text_20_body" style:list-style-name="Numbering_20_123"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style>
    <style:style style:name="P49" style:family="paragraph" style:parent-style-name="Text_20_body" style:list-style-name="Numbering_20_123">
      <loext:graphic-properties draw:fill="none"/>
      <style:paragraph-properties fo:margin-left="0in" fo:margin-right="0in" fo:margin-top="0in" fo:margin-bottom="0.0972in" style:contextual-spacing="false" fo:line-height="115%" fo:text-indent="0in" style:auto-text-indent="false" fo:background-color="transparent"/>
    </style:style>
    <style:style style:name="T1" style:family="text">
      <style:text-properties fo:language="fr" fo:country="FR" officeooo:rsid="00195981"/>
    </style:style>
    <style:style style:name="T2" style:family="text">
      <style:text-properties officeooo:rsid="001a4faa"/>
    </style:style>
    <style:style style:name="T3" style:family="text">
      <style:text-properties officeooo:rsid="001dd308"/>
    </style:style>
    <style:style style:name="T4" style:family="text">
      <style:text-properties officeooo:rsid="00251c9c"/>
    </style:style>
    <style:style style:name="T5" style:family="text">
      <style:text-properties officeooo:rsid="002e78c8"/>
    </style:style>
    <style:style style:name="T6" style:family="text">
      <style:text-properties officeooo:rsid="00306bc1"/>
    </style:style>
    <style:style style:name="T7" style:family="text">
      <style:text-properties fo:color="#000000" loext:opacity="100%"/>
    </style:style>
    <style:style style:name="T8" style:family="text">
      <style:text-properties fo:color="#800000" loext:opacity="100%"/>
    </style:style>
    <style:style style:name="T9" style:family="text">
      <style:text-properties officeooo:rsid="003272d6"/>
    </style:style>
    <style:style style:name="T10" style:family="text">
      <style:text-properties officeooo:rsid="0032ae71"/>
    </style:style>
    <style:style style:name="T11" style:family="text">
      <style:text-properties officeooo:rsid="0032c8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rame</text:p>
      <text:p text:style-name="Preformatted_20_Text"><text:span text:style-name="T1">Reconnaissance vocale lors d’appel d’urgence grâce à un réseau </text:span>de neurones</text:p>
      <text:h text:style-name="P17" text:outline-level="1">Chronologie</text:h>
      <text:h text:style-name="P20" text:outline-level="2">Sup :</text:h>
      <text:p text:style-name="P2">Choix du sujet réseau <text:span text:style-name="T2">sur les réseaux de neurones Janvier 2021</text:span></text:p>
      <text:list xml:id="list3775491378" text:style-name="List_20_1">
        <text:list-item>
          <text:p text:style-name="P30">Utile dans la santé notamment dans la médecine</text:p>
        </text:list-item>
        <text:list-item>
          <text:p text:style-name="P30">Mais également dans la prévention (reconnaissance vocale vers Mars 2021)</text:p>
        </text:list-item>
      </text:list>
      <text:p text:style-name="P4">Recherche sur l’état de l’art des neurones Janvier-Février 2021</text:p>
      <text:p text:style-name="P4">Programmation du perceptron puis d’un modèle simple imitant le XOR Février 2021</text:p>
      <text:list xml:id="list3218045841097" text:continue-numbering="true" text:style-name="List_20_1">
        <text:list-item>
          <text:p text:style-name="P31">Descente de Gradient (erreur de fonction moindre carré)</text:p>
        </text:list-item>
        <text:list-item>
          <text:p text:style-name="P31">Sigmoïde</text:p>
          <text:p text:style-name="P32">Tensorflow Keras <text:span text:style-name="T2">Résolution pour une classification MNIST (chiffre écrit à la main 28*28 pixels) Mars-</text:span>Avril<text:span text:style-name="T2"> 2021</text:span></text:p>
        </text:list-item>
        <text:list-item>
          <text:p text:style-name="P30">Perspective d’évolution avec réseau de neurones convolutive</text:p>
        </text:list-item>
      </text:list>
      <text:p text:style-name="P5">Tensorflow Keras Reconnaissance de mot prononcé à l’oral dans une liste Mai-Juin 2021</text:p>
      <text:list xml:id="list3218226959031" text:continue-numbering="true" text:style-name="List_20_1">
        <text:list-item>
          <text:p text:style-name="P31">Recherche spectrogramme</text:p>
        </text:list-item>
        <text:list-item>
          <text:p text:style-name="P31">Analogie spectrogramme d’un son et une image</text:p>
        </text:list-item>
        <text:list-item>
          <text:p text:style-name="P31">Perspective d’évolution avec les réseaux de neurones récurrents</text:p>
        </text:list-item>
        <text:list-item>
          <text:p text:style-name="P34">Transfert d’apprentissage</text:p>
        </text:list-item>
      </text:list>
      <text:h text:style-name="Heading_20_2" text:outline-level="2">Spé :</text:h>
      <text:p text:style-name="P14">Apprentissage de la Programmation Orienté Objet et création de mon propre module <text:span text:style-name="T3">(Numpy, Scipy)</text:span>, utilisation sur MNIST Septembre-Octobre 2021</text:p>
      <text:list xml:id="list3218945251115" text:continue-numbering="true" text:style-name="List_20_1">
        <text:list-item>
          <text:p text:style-name="P31">Soft-max et Cross-entropy</text:p>
        </text:list-item>
      </text:list>
      <text:p text:style-name="P6">MCOT Novembre-Décembre 2021</text:p>
      <text:list xml:id="list3217891129342" text:continue-numbering="true" text:style-name="List_20_1">
        <text:list-item>
          <text:p text:style-name="P34">Recherche complémentaire sur la reconnaissance vocale</text:p>
        </text:list-item>
        <text:list-item>
          <text:p text:style-name="P34">Contact avec une orthophoniste en formation</text:p>
        </text:list-item>
      </text:list>
      <text:p text:style-name="P7">Utilisation de mon module, pour réaliser le transfert d’apprentissage et la reconnaissance de mot Janvier-Février 2022</text:p>
      <text:list xml:id="list3217944536967" text:continue-numbering="true" text:style-name="List_20_1">
        <text:list-item>
          <text:p text:style-name="P31">Amélioration à l’aide du moment</text:p>
        </text:list-item>
      </text:list>
      <text:p text:style-name="P8"><text:soft-page-break/>Reconnaissance vocal avec de-coder Mars-Avril 2022 </text:p>
      <text:list xml:id="list3217944816420" text:continue-numbering="true" text:style-name="List_20_1">
        <text:list-item>
          <text:p text:style-name="P35">Utilisation des formants</text:p>
        </text:list-item>
        <text:list-item>
          <text:p text:style-name="P35">Algorithme de Knuth-Morris-Pratt</text:p>
        </text:list-item>
      </text:list>
      <text:h text:style-name="P18" text:outline-level="1"/>
      <text:h text:style-name="P19" text:outline-level="1">Présentation</text:h>
      <text:list xml:id="list831569248" text:style-name="Numbering_20_123">
        <text:list-item>
          <text:list>
            <text:list-item>
              <text:h text:style-name="P23" text:outline-level="2">Introduction</text:h>
            </text:list-item>
          </text:list>
        </text:list-item>
      </text:list>
      <text:p text:style-name="P9">Je suis initialement parti sur la technologie de l’intelligence artificiel et plus précisément des réseaux de neurones en voyant toutes les possibilités qu’elle offrait dans le monde de la médecine. J’ai commencé par faire un état de l’art pour en comprendre le fonctionnement.</text:p>
      <text:p text:style-name="P9">C’est dire que l’on a des neurones, ce que McCulloch et Pitts en 1943 définissait comme étant des perceptron.</text:p>
      <text:p text:style-name="P9"><text:tab/>Un poids puis une fonction d’activation</text:p>
      <text:list xml:id="list3218420547849" text:continue-numbering="true" text:style-name="Numbering_20_123">
        <text:list-item>
          <text:list>
            <text:list-item>
              <text:h text:style-name="P22" text:outline-level="2">Présentation de la descente de gradien<text:span text:style-name="T4">t</text:span></text:h>
              <text:p text:style-name="P47"/>
            </text:list-item>
          </text:list>
          <text:p text:style-name="P48">Fonction d’activation Sigmoïde, Tangente Hyperbolique, Relu : les Avantages et inconvénients</text:p>
        </text:list-item>
      </text:list>
      <table:table table:name="Fonctiond'activation" table:style-name="Fonctiond_27_activation">
        <table:table-column table:style-name="Fonctiond_27_activation.A"/>
        <table:table-column table:style-name="Fonctiond_27_activation.B"/>
        <table:table-column table:style-name="Fonctiond_27_activation.C"/>
        <table:table-row table:style-name="TableLine94777497498176">
          <table:table-cell table:style-name="Fonctiond_27_activation.A1" office:value-type="string">
            <text:p text:style-name="Table_20_Contents">Fonction</text:p>
          </table:table-cell>
          <table:table-cell table:style-name="Fonctiond_27_activation.A1" office:value-type="string">
            <text:p text:style-name="Table_20_Contents">Avantage</text:p>
          </table:table-cell>
          <table:table-cell table:style-name="Fonctiond_27_activation.A1" office:value-type="string">
            <text:p text:style-name="Table_20_Contents">Inconvénient</text:p>
          </table:table-cell>
        </table:table-row>
        <table:table-row table:style-name="TableLine94777498024704">
          <table:table-cell table:style-name="Fonctiond_27_activation.A1" office:value-type="string">
            <text:p text:style-name="Table_20_Contents">Sigmoïde</text:p>
          </table:table-cell>
          <table:table-cell table:style-name="Fonctiond_27_activation.A1" office:value-type="string">
            <text:p text:style-name="Table_20_Contents">A valeur dans ]0, 1[ ce qui facilite les classifications binaires</text:p>
          </table:table-cell>
          <table:table-cell table:style-name="Fonctiond_27_activation.A1" office:value-type="string">
            <text:p text:style-name="Table_20_Contents">Dérivée petite vers ±∞ , il y a peu d’apprentissage pour ces valeurs</text:p>
          </table:table-cell>
        </table:table-row>
        <table:table-row table:style-name="TableLine94777498091488">
          <table:table-cell table:style-name="Fonctiond_27_activation.A1" office:value-type="string">
            <text:p text:style-name="Table_20_Contents">Tanh</text:p>
          </table:table-cell>
          <table:table-cell table:style-name="Fonctiond_27_activation.A1" office:value-type="string">
            <text:p text:style-name="Table_20_Contents">Utilisé dans les couches cachées car fonction impaire</text:p>
          </table:table-cell>
          <table:table-cell table:style-name="Fonctiond_27_activation.A1" office:value-type="string">
            <text:p text:style-name="Table_20_Contents">Même problème Sigmoïde</text:p>
          </table:table-cell>
        </table:table-row>
        <table:table-row table:style-name="TableLine94777498092112">
          <table:table-cell table:style-name="Fonctiond_27_activation.A1" office:value-type="string">
            <text:p text:style-name="Table_20_Contents">ReLU</text:p>
          </table:table-cell>
          <table:table-cell table:style-name="Fonctiond_27_activation.A1" office:value-type="string">
            <text:p text:style-name="Table_20_Contents">Plus simple à calculer, prend en compte le grandient pour toute valeur positive</text:p>
          </table:table-cell>
          <table:table-cell table:style-name="Fonctiond_27_activation.A1" office:value-type="string">
            <text:p text:style-name="Table_20_Contents">Dérivée nulle en x négatif ce qui peut rendre des neurones inutiles</text:p>
          </table:table-cell>
        </table:table-row>
      </table:table>
      <text:p text:style-name="P16"/>
      <text:p text:style-name="P16"/>
      <text:p text:style-name="P16"/>
      <text:list xml:id="list3218730118883" text:continue-numbering="true" text:style-name="Numbering_20_123">
        <text:list-header>
          <text:p text:style-name="P49">https://medium.com/@omkar.nallagoni/activation-functions-with-derivative-and-python-code-sigmoid-vs-tanh-vs-relu-44d23915c1f4</text:p>
        </text:list-header>
      </text:list>
      <text:p text:style-name="P11">Rétro-propagation https://machinelearnia.com/descente-de-gradient/</text:p>
      <text:list xml:id="list3218937129345" text:continue-numbering="true" text:style-name="Numbering_20_123">
        <text:list-item>
          <text:list>
            <text:list-item>
              <text:h text:style-name="P21" text:outline-level="2">Problème de reproduction du XOR</text:h>
            </text:list-item>
          </text:list>
        </text:list-item>
      </text:list>
      <text:p text:style-name="P9">Pour résoudre des problèmes plus complexe on met en parallèle pour faire une couche et en parallèle pour faire un réseau.</text:p>
      <text:p text:style-name="P9"><text:tab/>Comme pour le problème de reproduction de l’opérateur XOR, qui n’est pas linéaire, il est indispensable d’utiliser un réseau de neurones.</text:p>
      <text:p text:style-name="P10"/>
      <text:list xml:id="list3218006376721" text:continue-numbering="true" text:style-name="Numbering_20_123">
        <text:list-item>
          <text:list>
            <text:list-item>
              <text:h text:style-name="P24" text:outline-level="2">Contribution Personnelle MNIST</text:h>
            </text:list-item>
          </text:list>
        </text:list-item>
      </text:list>
      <text:p text:style-name="P13">Apprentissage de Keras</text:p>
      <text:p text:style-name="P13"><text:soft-page-break/>Segmentation données de test, données de validation contre sur-apprentissage</text:p>
      <text:p text:style-name="P13">Drop-out</text:p>
      <text:p text:style-name="P12">Perspective réseau convolutive</text:p>
      <text:list xml:id="list3217401685996" text:continue-numbering="true" text:style-name="Numbering_20_123">
        <text:list-item>
          <text:list>
            <text:list-item>
              <text:h text:style-name="P25" text:outline-level="2">Contribution Personnelle Reconnaissance de mot</text:h>
            </text:list-item>
          </text:list>
        </text:list-item>
      </text:list>
      <text:p text:style-name="P13">Pas de données, donc Transfert d’apprentissage, j’entraîne mon modèle sur une base de donné mise à disposition par Tensorflow, puis je l’adapte à mon problème</text:p>
      <text:p text:style-name="P15">Spectrogramme</text:p>
      <text:p text:style-name="P15">Perspective d’évolution, réseaux de neurones récurrents (RNN, LSTM Long-Short Term Memory)</text:p>
      <text:p text:style-name="P5"/>
      <text:p text:style-name="P5"/>
      <text:p text:style-name="P5"/>
      <text:p text:style-name="P5"/>
      <text:p text:style-name="P5"/>
      <text:p text:style-name="P39">---</text:p>
      <text:p text:style-name="P40">Pour introduire le sujet, j’ai lu un article de FranceInfo, qui mettait en avant des difficultés pour les centres d’appels d’urgence à répondre rapidement à tous les appels. </text:p>
      <text:p text:style-name="P40">Et on se propose donc de voir comment par l’utilisation de réseau de neurones pour faire de la reconnaissance vocale des appels et rapidement classifier <text:s/>l’objet d’un appel, pendant que l’opérateur est en train de répondre.</text:p>
      <text:p text:style-name="P40">---</text:p>
      <text:p text:style-name="P38">La reconnaissance automatique de la parole, c’est ce que l’on appelle plus communément la reconnaissance vocale, se décompose toujours en 3 étapes :</text:p>
      <text:p text:style-name="P28">1-Le traitement acoustique</text:p>
      <text:p text:style-name="P27">Numérisation du signal vocal à l'aide d'une analyse fréquentielle utilisant la transformée de Fourier. On extrait une image acoustique échantilloné à 30ms.</text:p>
      <text:p text:style-name="P40"/>
      <text:p text:style-name="P41"><text:span text:style-name="T5">2- </text:span>L'apprentissage automatique </text:p>
      <text:p text:style-name="P41"><text:span text:style-name="T5">A</text:span>ssociation entre les segments élémentaires de la parole et les éléments lexicaux. Cette association fait appel à une modélisation statistique <text:span text:style-name="T5">dont les </text:span>modèles de Markov cachés <text:s/>ou par réseaux de neurones artificiels.</text:p>
      <text:p text:style-name="P37"><text:span text:style-name="T5">3- </text:span>Le décodage</text:p>
      <text:p text:style-name="P37"><text:span text:style-name="T5">R</text:span>econstitu<text:span text:style-name="T5">tion</text:span> <text:span text:style-name="T5">du </text:span>discours le plus probable. Il s'agit d'une correspondance de motif <text:span text:style-name="T6">entre les éléments lexicaux et les mots</text:span>.</text:p>
      <text:p text:style-name="P37">---</text:p>
      <text:p text:style-name="P42">On va voir ici que le perceptron comme le neurones sera composé d’entrée du signal, ce sont les dendrites pour le neurones, <text:span text:style-name="T9">qui vont également pondérer chacun des signaux d’entrée, c’est ce paramètres de pondération que l’on cherche à optimiser, cela correspond à la présence ou non de synapse entre deux neurones. Le biais est une entrée envoyant constamment un signal, c’est un moyen pour le perceptron de traiter des entrées </text:span><text:span text:style-name="T10">à faibles valeurs.</text:span></text:p>
      <text:p text:style-name="P43">Ensuite on a un axone, qui est représenté par la fonction d’activation, cette fonction qui envoi un signal, en fonction des entrées pondérées.</text:p>
      <text:p text:style-name="P37">---</text:p>
      <text:p text:style-name="P29">- Fonction d'activation</text:p>
      <text:p text:style-name="P26"><text:span text:style-name="T7">Sans l'utilisation de la fonction d'activation, le neurone est multilinéaire par rapport à ses entrées, il n'est donc capable que de faire des régressions linéaires sur les données d'entrées. </text:span><text:span text:style-name="T8">\\</text:span></text:p>
      <text:p text:style-name="P27">Les fonctions d'activation permettent donc une classification non linéaire.</text:p>
      <text:p text:style-name="P29">- Descente de gradient</text:p>
      <text:p text:style-name="P26"><text:span text:style-name="T7">La Descente de Gradient est un algorithme d’optimisation qui permet de trouver un minimum local d'une fonction en convergeant progressivement. </text:span><text:span text:style-name="T8">\\</text:span></text:p>
      <text:p text:style-name="P26"><text:span text:style-name="T7">Dans l'apprentissage des réseaux de neurones, la descente de gradient est utilisée pour trouver le minimum d'une fonction coût, évaluant l'erreur entre la valeur de sortie du réseau et celle attendu. </text:span><text:span text:style-name="T8">\\</text:span></text:p>
      <text:p text:style-name="P26"><text:soft-page-break/><text:span text:style-name="T7">En effet, trouver des paramètres (poids, architecture du réseau, fonction d'activation) permettant d'avoir une erreur nulle revient à résoudre le problème qu'évalue cette fonction coût par rapport aux entrées données.</text:span></text:p>
      <text:p text:style-name="P37">---</text:p>
      <text:p text:style-name="P37"/>
      <text:p text:style-name="P44">On peut voir ici différentes fonctions d’activation, les 3 plus utilisés, après il en existe d’autre notamment des adaptations de l’unité linéaire rectifiée qui permettent <text:span text:style-name="T11">de garder les avantage de RELU et en contournant le fait que sa dérivé sur R- est nulle.</text:span></text:p>
      <text:p text:style-name="P44">---</text:p>
      <text:p text:style-name="P45">Maintenant que l’on a compris comment utiliser notre fonction d’activation, voici comment on peut le représenter de façon informatique,</text:p>
      <text:p text:style-name="P46">On représente l’entrée par un vecteur auquel on concatène le biais que l’on multiplie par un autre vecteur représentant le poids. On obtient alors une valeur, que l’on passe dans la fonction d’activation et qui nous donne la sortie du perceptron.</text:p>
      <text:p text:style-name="P46">Voici le code python qui permet d’exécuter cela. Il est de complexité temporelle O(n)</text:p>
      <text:p text:style-name="P46">On verra par la suite que cette représentation permet facilement d’exécuter notre réseau de neurones sur une multitude de données simultanément en rajoutant des données sur les lignes du vecteurs entrées, la fonction d’activation s’exécutera alors sur chaque élément de la ligne produit de l’entrée et du poids.</text:p>
      <text:p text:style-name="P46">---</text:p>
      <text:p text:style-name="P46">Comme on l’a vu, la descente de gradient est un algorithme qui permet de trouver un minimum local, lorsque le taux d’apprentissage est bien choisi. Voici l’écriture concrète de la descente de gradient. On remarque que </text:p>
      <text:p text:style-name="P44"/>
      <text:p text:style-name="P36"/>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8T21:22:09.469807911</meta:creation-date>
    <meta:generator>LibreOffice/7.3.1.3$Linux_X86_64 LibreOffice_project/30$Build-3</meta:generator>
    <dc:date>2022-03-28T00:32:16.840001929</dc:date>
    <meta:editing-duration>PT23H24M53S</meta:editing-duration>
    <meta:editing-cycles>11</meta:editing-cycles>
    <meta:document-statistic meta:table-count="1" meta:image-count="0" meta:object-count="0" meta:page-count="6" meta:paragraph-count="94" meta:word-count="1090" meta:character-count="7256" meta:non-whitespace-character-count="6273"/>
  </office:meta>
</office:document-meta>
</file>